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5.039cm"/>
    </style:style>
    <style:style style:name="co3" style:family="table-column">
      <style:table-column-properties fo:break-before="auto" style:column-width="5.711cm"/>
    </style:style>
    <style:style style:name="co4" style:family="table-column">
      <style:table-column-properties fo:break-before="auto" style:column-width="5.907cm"/>
    </style:style>
    <style:style style:name="co5" style:family="table-column">
      <style:table-column-properties fo:break-before="auto" style:column-width="6.803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7ead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de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6dea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cfde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shapes>
          <draw:frame draw:z-index="0" draw:style-name="gr1" draw:text-style-name="P1" svg:width="31.982cm" svg:height="17.989cm" svg:x="30.661cm" svg:y="10.672cm">
            <draw:object draw:notify-on-update-of-ranges="'Hoja 1'.B3:'Hoja 1'.B13 'Hoja 1'.C2:'Hoja 1'.C2 'Hoja 1'.C3:'Hoja 1'.C13 'Hoja 1'.B3:'Hoja 1'.B13 'Hoja 1'.D2:'Hoja 1'.D2 'Hoja 1'.D3:'Hoja 1'.D13 'Hoja 1'.B3:'Hoja 1'.B13 'Hoja 1'.E2:'Hoja 1'.E2 'Hoja 1'.E3:'Hoja 1'.E13 'Hoja 1'.B3:'Hoja 1'.B13 'Hoja 1'.C17:'Hoja 1'.C17 'Hoja 1'.F3:'Hoja 1'.F13 'Hoja 1'.B3:'Hoja 1'.B13 'Hoja 1'.D17:'Hoja 1'.D17 'Hoja 1'.G3:'Hoja 1'.G13 'Hoja 1'.B3:'Hoja 1'.B13 'Hoja 1'.E2:'Hoja 1'.E2 'Hoja 1'.H3:'Hoja 1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(tiempos en mi pc)</text:p>
          </table:table-cell>
          <table:table-cell table:style-name="ce1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Nº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ores locales</text:p>
          </table:table-cell>
          <table:table-cell table:style-name="ce1" office:value-type="string" calcext:value-type="string">
            <text:p>Tiempo para vectores globales</text:p>
          </table:table-cell>
          <table:table-cell table:style-name="ce1" office:value-type="string" calcext:value-type="string">
            <text:p>Tiempo para vectores dinámicos</text:p>
          </table:table-cell>
          <table:table-cell table:number-columns-repeated="59"/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style-name="ce3" office:value-type="float" office:value="262144" calcext:value-type="float">
            <text:p>262144</text:p>
          </table:table-cell>
          <table:table-cell table:style-name="ce5" office:value-type="string" calcext:value-type="string">
            <text:p>0,000183883 </text:p>
          </table:table-cell>
          <table:table-cell table:style-name="ce3" office:value-type="float" office:value="0.000279496" calcext:value-type="float">
            <text:p>0,000279496</text:p>
          </table:table-cell>
          <table:table-cell table:style-name="ce3" office:value-type="float" office:value="0.000879787" calcext:value-type="float">
            <text:p>0,000879787</text:p>
          </table:table-cell>
          <table:table-cell table:style-name="ce5" office:value-type="string" calcext:value-type="string">
            <text:p>0.000468762</text:p>
          </table:table-cell>
          <table:table-cell table:style-name="ce3" office:value-type="float" office:value="0.000540615" calcext:value-type="float">
            <text:p>0,000540615</text:p>
          </table:table-cell>
          <table:table-cell table:style-name="ce3" office:value-type="float" office:value="0.0004717" calcext:value-type="float">
            <text:p>0,0004717</text:p>
          </table:table-cell>
          <table:table-cell table:number-columns-repeated="56"/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table:style-name="ce4" office:value-type="float" office:value="524288" calcext:value-type="float">
            <text:p>524288</text:p>
          </table:table-cell>
          <table:table-cell table:style-name="ce4" office:value-type="float" office:value="0.00029631" calcext:value-type="float">
            <text:p>0,00029631</text:p>
          </table:table-cell>
          <table:table-cell table:style-name="ce4" office:value-type="float" office:value="0.000607583" calcext:value-type="float">
            <text:p>0,000607583</text:p>
          </table:table-cell>
          <table:table-cell table:style-name="ce4" office:value-type="float" office:value="0.000598354" calcext:value-type="float">
            <text:p>0,000598354</text:p>
          </table:table-cell>
          <table:table-cell table:style-name="ce4" office:value-type="string" calcext:value-type="string">
            <text:p>0.000951365</text:p>
          </table:table-cell>
          <table:table-cell table:style-name="ce4" office:value-type="float" office:value="0.000492611" calcext:value-type="float">
            <text:p>0,000492611</text:p>
          </table:table-cell>
          <table:table-cell table:style-name="ce4" office:value-type="float" office:value="0.000941632" calcext:value-type="float">
            <text:p>0,000941632</text:p>
          </table:table-cell>
          <table:table-cell table:number-columns-repeated="56"/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3" office:value-type="float" office:value="0.000299024" calcext:value-type="float">
            <text:p>0,000299024</text:p>
          </table:table-cell>
          <table:table-cell table:style-name="ce3" office:value-type="float" office:value="0.001445371" calcext:value-type="float">
            <text:p>0,001445371</text:p>
          </table:table-cell>
          <table:table-cell table:style-name="ce3" office:value-type="float" office:value="0.001390112" calcext:value-type="float">
            <text:p>0,001390112</text:p>
          </table:table-cell>
          <table:table-cell table:style-name="ce3" office:value-type="string" calcext:value-type="string">
            <text:p>0.001906719</text:p>
          </table:table-cell>
          <table:table-cell table:style-name="ce3" office:value-type="float" office:value="0.001447402" calcext:value-type="float">
            <text:p>0,001447402</text:p>
          </table:table-cell>
          <table:table-cell table:style-name="ce3" office:value-type="float" office:value="0.001854927" calcext:value-type="float">
            <text:p>0,001854927</text:p>
          </table:table-cell>
          <table:table-cell table:number-columns-repeated="56"/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style-name="ce4" office:value-type="float" office:value="2097152" calcext:value-type="float">
            <text:p>2097152</text:p>
          </table:table-cell>
          <table:table-cell table:style-name="ce4"/>
          <table:table-cell table:style-name="ce4" office:value-type="float" office:value="0.002500327" calcext:value-type="float">
            <text:p>0,002500327</text:p>
          </table:table-cell>
          <table:table-cell table:style-name="ce4" office:value-type="float" office:value="0.002573779" calcext:value-type="float">
            <text:p>0,002573779</text:p>
          </table:table-cell>
          <table:table-cell table:style-name="ce4"/>
          <table:table-cell table:style-name="ce4" office:value-type="float" office:value="0.002631435" calcext:value-type="float">
            <text:p>0,002631435</text:p>
          </table:table-cell>
          <table:table-cell table:style-name="ce4" office:value-type="float" office:value="0.003034562" calcext:value-type="float">
            <text:p>0,003034562</text:p>
          </table:table-cell>
          <table:table-cell table:number-columns-repeated="56"/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3" office:value-type="float" office:value="4194304" calcext:value-type="float">
            <text:p>4194304</text:p>
          </table:table-cell>
          <table:table-cell table:style-name="ce3"/>
          <table:table-cell table:style-name="ce3" office:value-type="float" office:value="0.004914389" calcext:value-type="float">
            <text:p>0,004914389</text:p>
          </table:table-cell>
          <table:table-cell table:style-name="ce3" office:value-type="float" office:value="0.005003233" calcext:value-type="float">
            <text:p>0,005003233</text:p>
          </table:table-cell>
          <table:table-cell table:style-name="ce3"/>
          <table:table-cell table:style-name="ce3" office:value-type="float" office:value="0.005304824" calcext:value-type="float">
            <text:p>0,005304824</text:p>
          </table:table-cell>
          <table:table-cell table:style-name="ce3" office:value-type="float" office:value="0.005896948" calcext:value-type="float">
            <text:p>0,005896948</text:p>
          </table:table-cell>
          <table:table-cell table:number-columns-repeated="56"/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/>
          <table:table-cell table:style-name="ce4" office:value-type="float" office:value="0.009774297" calcext:value-type="float">
            <text:p>0,009774297</text:p>
          </table:table-cell>
          <table:table-cell table:style-name="ce4" office:value-type="float" office:value="0.009885306" calcext:value-type="float">
            <text:p>0,009885306</text:p>
          </table:table-cell>
          <table:table-cell table:style-name="ce4"/>
          <table:table-cell table:style-name="ce4" office:value-type="float" office:value="0.01035558" calcext:value-type="float">
            <text:p>0,01035558</text:p>
          </table:table-cell>
          <table:table-cell table:style-name="ce4" office:value-type="float" office:value="0.009532267" calcext:value-type="float">
            <text:p>0,009532267</text:p>
          </table:table-cell>
          <table:table-cell table:number-columns-repeated="56"/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3" office:value-type="float" office:value="16777216" calcext:value-type="float">
            <text:p>16777216</text:p>
          </table:table-cell>
          <table:table-cell table:style-name="ce3"/>
          <table:table-cell table:style-name="ce3" office:value-type="float" office:value="0.018105702" calcext:value-type="float">
            <text:p>0,018105702</text:p>
          </table:table-cell>
          <table:table-cell table:style-name="ce3" office:value-type="float" office:value="0.018062792" calcext:value-type="float">
            <text:p>0,018062792</text:p>
          </table:table-cell>
          <table:table-cell table:style-name="ce3"/>
          <table:table-cell table:style-name="ce3" office:value-type="float" office:value="0.018796092" calcext:value-type="float">
            <text:p>0,018796092</text:p>
          </table:table-cell>
          <table:table-cell table:style-name="ce3" office:value-type="float" office:value="0.019710399" calcext:value-type="float">
            <text:p>0,019710399</text:p>
          </table:table-cell>
          <table:table-cell table:number-columns-repeated="56"/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style-name="ce4" office:value-type="float" office:value="33554432" calcext:value-type="float">
            <text:p>33554432</text:p>
          </table:table-cell>
          <table:table-cell table:style-name="ce4"/>
          <table:table-cell table:style-name="ce4" office:value-type="float" office:value="0.035796098" calcext:value-type="float">
            <text:p>0,035796098</text:p>
          </table:table-cell>
          <table:table-cell table:style-name="ce4" office:value-type="float" office:value="0.036204367" calcext:value-type="float">
            <text:p>0,036204367</text:p>
          </table:table-cell>
          <table:table-cell table:style-name="ce4"/>
          <table:table-cell table:style-name="ce4" office:value-type="float" office:value="0.034454142" calcext:value-type="float">
            <text:p>0,034454142</text:p>
          </table:table-cell>
          <table:table-cell table:style-name="ce4" office:value-type="float" office:value="0.0340787" calcext:value-type="float">
            <text:p>0,0340787</text:p>
          </table:table-cell>
          <table:table-cell table:number-columns-repeated="56"/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3" office:value-type="float" office:value="67108864" calcext:value-type="float">
            <text:p>67108864</text:p>
          </table:table-cell>
          <table:table-cell table:style-name="ce3"/>
          <table:table-cell table:style-name="ce3" office:value-type="float" office:value="0.070789086" calcext:value-type="float">
            <text:p>0,070789086</text:p>
          </table:table-cell>
          <table:table-cell table:style-name="ce3" office:value-type="float" office:value="0.072073233" calcext:value-type="float">
            <text:p>0,072073233</text:p>
          </table:table-cell>
          <table:table-cell table:style-name="ce3"/>
          <table:table-cell table:style-name="ce3" office:value-type="float" office:value="0.066611785" calcext:value-type="float">
            <text:p>0,066611785</text:p>
          </table:table-cell>
          <table:table-cell table:style-name="ce3" office:value-type="float" office:value="0.064639246" calcext:value-type="float">
            <text:p>0,064639246</text:p>
          </table:table-cell>
          <table:table-cell table:number-columns-repeated="56"/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134217728" calcext:value-type="float">
            <text:p>134217728</text:p>
          </table:table-cell>
          <table:table-cell table:style-name="ce4"/>
          <table:table-cell table:style-name="ce4" office:value-type="float" office:value="0.142276727" calcext:value-type="float">
            <text:p>0,142276727</text:p>
          </table:table-cell>
          <table:table-cell table:style-name="ce4" office:value-type="float" office:value="0.142485696" calcext:value-type="float">
            <text:p>0,142485696</text:p>
          </table:table-cell>
          <table:table-cell table:style-name="ce4"/>
          <table:table-cell table:style-name="ce4" office:value-type="string" calcext:value-type="string">
            <text:p>0.130447177</text:p>
          </table:table-cell>
          <table:table-cell table:style-name="ce4" office:value-type="string" calcext:value-type="string">
            <text:p>0.128173886</text:p>
          </table:table-cell>
          <table:table-cell table:number-columns-repeated="56"/>
        </table:table-row>
        <table:table-row table:style-name="ro1">
          <table:table-cell table:style-name="ce2" office:value-type="float" office:value="67108864" calcext:value-type="float">
            <text:p>67108864</text:p>
          </table:table-cell>
          <table:table-cell table:style-name="ce3" office:value-type="float" office:value="268435456" calcext:value-type="float">
            <text:p>268435456</text:p>
          </table:table-cell>
          <table:table-cell table:style-name="ce3"/>
          <table:table-cell table:style-name="ce3" office:value-type="float" office:value="0.143043489" calcext:value-type="float">
            <text:p>0,143043489</text:p>
          </table:table-cell>
          <table:table-cell table:style-name="ce3" office:value-type="float" office:value="0.280331771" calcext:value-type="float">
            <text:p>0,280331771</text:p>
          </table:table-cell>
          <table:table-cell table:style-name="ce3"/>
          <table:table-cell table:style-name="ce3" office:value-type="string" calcext:value-type="string">
            <text:p>0.129817430</text:p>
          </table:table-cell>
          <table:table-cell table:style-name="ce3" office:value-type="string" calcext:value-type="string">
            <text:p>0.255327844</text:p>
          </table:table-cell>
          <table:table-cell table:number-columns-repeated="56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1" table:number-columns-repeated="2"/>
          <table:table-cell table:style-name="ce1" office:value-type="string" calcext:value-type="string">
            <text:p>(tiempos en el clúster)</text:p>
          </table:table-cell>
          <table:table-cell table:style-name="ce1" table:number-columns-repeated="2"/>
          <table:table-cell table:number-columns-repeated="59"/>
        </table:table-row>
        <table:table-row table:style-name="ro2">
          <table:table-cell table:style-name="ce1" office:value-type="string" calcext:value-type="string">
            <text:p>Nº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ores locales</text:p>
          </table:table-cell>
          <table:table-cell table:style-name="ce1" office:value-type="string" calcext:value-type="string">
            <text:p>Tiempo para vectores globales</text:p>
          </table:table-cell>
          <table:table-cell table:style-name="ce1" office:value-type="string" calcext:value-type="string">
            <text:p>Tiempo para vectores dinámicos</text:p>
          </table:table-cell>
          <table:table-cell table:number-columns-repeated="59"/>
        </table:table-row>
        <table:table-row table:style-name="ro2">
          <table:table-cell table:style-name="ce2" office:value-type="float" office:value="65536" calcext:value-type="float">
            <text:p>65536</text:p>
          </table:table-cell>
          <table:table-cell table:style-name="ce3" office:value-type="float" office:value="262144" calcext:value-type="float">
            <text:p>262144</text:p>
          </table:table-cell>
          <table:table-cell table:style-name="ce5" office:value-type="string" calcext:value-type="string">
            <text:p>0.000468762</text:p>
          </table:table-cell>
          <table:table-cell table:style-name="ce3" office:value-type="float" office:value="0.000540615" calcext:value-type="float">
            <text:p>0,000540615</text:p>
          </table:table-cell>
          <table:table-cell table:style-name="ce3" office:value-type="float" office:value="0.0004717" calcext:value-type="float">
            <text:p>0,0004717</text:p>
          </table:table-cell>
          <table:table-cell table:number-columns-repeated="59"/>
        </table:table-row>
        <table:table-row table:style-name="ro2">
          <table:table-cell table:style-name="ce2" office:value-type="float" office:value="131072" calcext:value-type="float">
            <text:p>131072</text:p>
          </table:table-cell>
          <table:table-cell table:style-name="ce4" office:value-type="float" office:value="524288" calcext:value-type="float">
            <text:p>524288</text:p>
          </table:table-cell>
          <table:table-cell table:style-name="ce4" office:value-type="string" calcext:value-type="string">
            <text:p>0.000951365</text:p>
          </table:table-cell>
          <table:table-cell table:style-name="ce4" office:value-type="float" office:value="0.000492611" calcext:value-type="float">
            <text:p>0,000492611</text:p>
          </table:table-cell>
          <table:table-cell table:style-name="ce4" office:value-type="float" office:value="0.000941632" calcext:value-type="float">
            <text:p>0,000941632</text:p>
          </table:table-cell>
          <table:table-cell table:number-columns-repeated="59"/>
        </table:table-row>
        <table:table-row table:style-name="ro2">
          <table:table-cell table:style-name="ce2" office:value-type="float" office:value="262144" calcext:value-type="float">
            <text:p>262144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3" office:value-type="string" calcext:value-type="string">
            <text:p>0.001906719</text:p>
          </table:table-cell>
          <table:table-cell table:style-name="ce3" office:value-type="float" office:value="0.001447402" calcext:value-type="float">
            <text:p>0,001447402</text:p>
          </table:table-cell>
          <table:table-cell table:style-name="ce3" office:value-type="float" office:value="0.001854927" calcext:value-type="float">
            <text:p>0,001854927</text:p>
          </table:table-cell>
          <table:table-cell table:number-columns-repeated="59"/>
        </table:table-row>
        <table:table-row table:style-name="ro2">
          <table:table-cell table:style-name="ce2" office:value-type="float" office:value="524288" calcext:value-type="float">
            <text:p>524288</text:p>
          </table:table-cell>
          <table:table-cell table:style-name="ce4" office:value-type="float" office:value="2097152" calcext:value-type="float">
            <text:p>2097152</text:p>
          </table:table-cell>
          <table:table-cell table:style-name="ce4"/>
          <table:table-cell table:style-name="ce4" office:value-type="float" office:value="0.002631435" calcext:value-type="float">
            <text:p>0,002631435</text:p>
          </table:table-cell>
          <table:table-cell table:style-name="ce4" office:value-type="float" office:value="0.003034562" calcext:value-type="float">
            <text:p>0,003034562</text:p>
          </table:table-cell>
          <table:table-cell table:number-columns-repeated="59"/>
        </table:table-row>
        <table:table-row table:style-name="ro2">
          <table:table-cell table:style-name="ce2" office:value-type="float" office:value="1048576" calcext:value-type="float">
            <text:p>1048576</text:p>
          </table:table-cell>
          <table:table-cell table:style-name="ce3" office:value-type="float" office:value="4194304" calcext:value-type="float">
            <text:p>4194304</text:p>
          </table:table-cell>
          <table:table-cell table:style-name="ce3"/>
          <table:table-cell table:style-name="ce3" office:value-type="float" office:value="0.005304824" calcext:value-type="float">
            <text:p>0,005304824</text:p>
          </table:table-cell>
          <table:table-cell table:style-name="ce3" office:value-type="float" office:value="0.005896948" calcext:value-type="float">
            <text:p>0,005896948</text:p>
          </table:table-cell>
          <table:table-cell table:number-columns-repeated="59"/>
        </table:table-row>
        <table:table-row table:style-name="ro2">
          <table:table-cell table:style-name="ce2" office:value-type="float" office:value="2097152" calcext:value-type="float">
            <text:p>2097152</text:p>
          </table:table-cell>
          <table:table-cell table:style-name="ce4" office:value-type="float" office:value="8388608" calcext:value-type="float">
            <text:p>8388608</text:p>
          </table:table-cell>
          <table:table-cell table:style-name="ce4"/>
          <table:table-cell table:style-name="ce4" office:value-type="float" office:value="0.01035558" calcext:value-type="float">
            <text:p>0,01035558</text:p>
          </table:table-cell>
          <table:table-cell table:style-name="ce4" office:value-type="float" office:value="0.009532267" calcext:value-type="float">
            <text:p>0,009532267</text:p>
          </table:table-cell>
          <table:table-cell table:number-columns-repeated="59"/>
        </table:table-row>
        <table:table-row table:style-name="ro2">
          <table:table-cell table:style-name="ce2" office:value-type="float" office:value="4194304" calcext:value-type="float">
            <text:p>4194304</text:p>
          </table:table-cell>
          <table:table-cell table:style-name="ce3" office:value-type="float" office:value="16777216" calcext:value-type="float">
            <text:p>16777216</text:p>
          </table:table-cell>
          <table:table-cell table:style-name="ce3"/>
          <table:table-cell table:style-name="ce3" office:value-type="float" office:value="0.018796092" calcext:value-type="float">
            <text:p>0,018796092</text:p>
          </table:table-cell>
          <table:table-cell table:style-name="ce3" office:value-type="float" office:value="0.019710399" calcext:value-type="float">
            <text:p>0,019710399</text:p>
          </table:table-cell>
          <table:table-cell table:number-columns-repeated="59"/>
        </table:table-row>
        <table:table-row table:style-name="ro2">
          <table:table-cell table:style-name="ce2" office:value-type="float" office:value="8388608" calcext:value-type="float">
            <text:p>8388608</text:p>
          </table:table-cell>
          <table:table-cell table:style-name="ce4" office:value-type="float" office:value="33554432" calcext:value-type="float">
            <text:p>33554432</text:p>
          </table:table-cell>
          <table:table-cell table:style-name="ce4"/>
          <table:table-cell table:style-name="ce4" office:value-type="float" office:value="0.034454142" calcext:value-type="float">
            <text:p>0,034454142</text:p>
          </table:table-cell>
          <table:table-cell table:style-name="ce4" office:value-type="float" office:value="0.0340787" calcext:value-type="float">
            <text:p>0,0340787</text:p>
          </table:table-cell>
          <table:table-cell table:number-columns-repeated="59"/>
        </table:table-row>
        <table:table-row table:style-name="ro2">
          <table:table-cell table:style-name="ce2" office:value-type="float" office:value="16777216" calcext:value-type="float">
            <text:p>16777216</text:p>
          </table:table-cell>
          <table:table-cell table:style-name="ce3" office:value-type="float" office:value="67108864" calcext:value-type="float">
            <text:p>67108864</text:p>
          </table:table-cell>
          <table:table-cell table:style-name="ce3"/>
          <table:table-cell table:style-name="ce3" office:value-type="float" office:value="0.066611785" calcext:value-type="float">
            <text:p>0,066611785</text:p>
          </table:table-cell>
          <table:table-cell table:style-name="ce3" office:value-type="float" office:value="0.064639246" calcext:value-type="float">
            <text:p>0,064639246</text:p>
          </table:table-cell>
          <table:table-cell table:number-columns-repeated="59"/>
        </table:table-row>
        <table:table-row table:style-name="ro2"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134217728" calcext:value-type="float">
            <text:p>134217728</text:p>
          </table:table-cell>
          <table:table-cell table:style-name="ce4"/>
          <table:table-cell table:style-name="ce4" office:value-type="string" calcext:value-type="string">
            <text:p>0.130447177</text:p>
          </table:table-cell>
          <table:table-cell table:style-name="ce4" office:value-type="string" calcext:value-type="string">
            <text:p>0.128173886</text:p>
          </table:table-cell>
          <table:table-cell table:number-columns-repeated="59"/>
        </table:table-row>
        <table:table-row table:style-name="ro2">
          <table:table-cell table:style-name="ce2" office:value-type="float" office:value="67108864" calcext:value-type="float">
            <text:p>67108864</text:p>
          </table:table-cell>
          <table:table-cell table:style-name="ce3" office:value-type="float" office:value="268435456" calcext:value-type="float">
            <text:p>268435456</text:p>
          </table:table-cell>
          <table:table-cell table:style-name="ce3"/>
          <table:table-cell table:style-name="ce3" office:value-type="string" calcext:value-type="string">
            <text:p>0.129817430</text:p>
          </table:table-cell>
          <table:table-cell table:style-name="ce3" office:value-type="string" calcext:value-type="string">
            <text:p>0.255327844</text:p>
          </table:table-cell>
          <table:table-cell table:number-columns-repeated="59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1:55:38.868047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dc:date>2020-03-02T13:21:49.099834873</dc:date>
    <meta:editing-duration>PT1H2M8S</meta:editing-duration>
    <meta:editing-cycles>3</meta:editing-cycles>
    <meta:document-statistic meta:table-count="1" meta:cell-count="131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983cm" svg:height="17.99cm" xlink:href=".." xlink:type="simple" chart:class="chart:scatter" chart:style-name="ch1">
        <chart:title svg:x="13.751cm" svg:y="0.495cm" chart:style-name="ch2">
          <text:p>Tiempos de ejecución</text:p>
        </chart:title>
        <chart:legend chart:legend-position="end" svg:x="25.638cm" svg:y="7.451cm" style:legend-expansion="high" chart:style-name="ch3"/>
        <chart:plot-area chart:style-name="ch4" table:cell-range-address="'Hoja 1'.B3:'Hoja 1'.H13 'Hoja 1'.C2:'Hoja 1'.E2 'Hoja 1'.C17:'Hoja 1'.D17" chart:data-source-has-labels="row" svg:x="1.65cm" svg:y="1.633cm" svg:width="23.349cm" svg:height="15.017cm">
          <chartooo:coordinate-region svg:x="2.933cm" svg:y="1.832cm" svg:width="21.138cm" svg:height="14.172cm"/>
          <chart:axis chart:dimension="x" chart:name="primary-x" chart:style-name="ch5">
            <chart:title svg:x="11.944cm" svg:y="17.009cm" chart:style-name="ch6">
              <text:p>Bytes de un vector</text:p>
            </chart:title>
          </chart:axis>
          <chart:axis chart:dimension="y" chart:name="primary-y" chart:style-name="ch5">
            <chart:title svg:x="0.451cm" svg:y="9.82cm" chart:style-name="ch7">
              <text:p>Tiempos</text:p>
            </chart:title>
            <chart:grid chart:style-name="ch8" chart:class="major"/>
          </chart:axis>
          <chart:series chart:style-name="ch9" chart:values-cell-range-address="'Hoja 1'.C3:'Hoja 1'.C13" chart:label-cell-address="'Hoja 1'.C2:'Hoja 1'.C2" chart:class="chart:scatter">
            <chart:domain table:cell-range-address="'Hoja 1'.B3:'Hoja 1'.B13"/>
            <chart:data-point chart:repeated="11"/>
          </chart:series>
          <chart:series chart:style-name="ch10" chart:values-cell-range-address="'Hoja 1'.D3:'Hoja 1'.D13" chart:label-cell-address="'Hoja 1'.D2:'Hoja 1'.D2" chart:class="chart:scatter">
            <chart:data-point chart:repeated="11"/>
          </chart:series>
          <chart:series chart:style-name="ch11" chart:values-cell-range-address="'Hoja 1'.E3:'Hoja 1'.E13" chart:label-cell-address="'Hoja 1'.E2:'Hoja 1'.E2" chart:class="chart:scatter">
            <chart:data-point chart:repeated="11"/>
          </chart:series>
          <chart:series chart:style-name="ch12" chart:values-cell-range-address="'Hoja 1'.F3:'Hoja 1'.F13" chart:label-cell-address="'Hoja 1'.C17:'Hoja 1'.C17" chart:class="chart:scatter">
            <chart:data-point chart:repeated="11"/>
          </chart:series>
          <chart:series chart:style-name="ch13" chart:values-cell-range-address="'Hoja 1'.G3:'Hoja 1'.G13" chart:label-cell-address="'Hoja 1'.D17:'Hoja 1'.D17" chart:class="chart:scatter">
            <chart:data-point chart:repeated="11"/>
          </chart:series>
          <chart:series chart:style-name="ch14" chart:values-cell-range-address="'Hoja 1'.H3:'Hoja 1'.H13" chart:label-cell-address="'Hoja 1'.E2:'Hoja 1'.E2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ores locales</text:p>
                <draw:g>
                  <svg:desc>'Hoja 1'.C2:'Hoja 1'.C2</svg:desc>
                </draw:g>
              </table:table-cell>
              <table:table-cell office:value-type="string">
                <text:p>Tiempo para vectores globales</text:p>
                <draw:g>
                  <svg:desc>'Hoja 1'.D2:'Hoja 1'.D2</svg:desc>
                </draw:g>
              </table:table-cell>
              <table:table-cell office:value-type="string">
                <text:p>Tiempo para vectores dinámicos</text:p>
                <draw:g>
                  <svg:desc>'Hoja 1'.E2:'Hoja 1'.E2</svg:desc>
                </draw:g>
              </table:table-cell>
              <table:table-cell office:value-type="string">
                <text:p>Tiempo para vectores locales</text:p>
                <draw:g>
                  <svg:desc>'Hoja 1'.C17:'Hoja 1'.C17</svg:desc>
                </draw:g>
              </table:table-cell>
              <table:table-cell office:value-type="string">
                <text:p>Tiempo para vectores globales</text:p>
                <draw:g>
                  <svg:desc>'Hoja 1'.D17:'Hoja 1'.D17</svg:desc>
                </draw:g>
              </table:table-cell>
              <table:table-cell office:value-type="string">
                <text:p>Tiempo para vectores dinámicos</text:p>
                <draw:g>
                  <svg:desc>'Hoja 1'.E2:'Hoja 1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Hoja 1'.B3:'Hoja 1'.B13</svg:desc>
                </draw:g>
              </table:table-cell>
              <table:table-cell office:value-type="float" office:value="NaN">
                <text:p>NaN</text:p>
                <draw:g>
                  <svg:desc>'Hoja 1'.C3:'Hoja 1'.C13</svg:desc>
                </draw:g>
              </table:table-cell>
              <table:table-cell office:value-type="float" office:value="0.000279496">
                <text:p>0.000279496</text:p>
                <draw:g>
                  <svg:desc>'Hoja 1'.D3:'Hoja 1'.D13</svg:desc>
                </draw:g>
              </table:table-cell>
              <table:table-cell office:value-type="float" office:value="0.000879787">
                <text:p>0.000879787</text:p>
                <draw:g>
                  <svg:desc>'Hoja 1'.E3:'Hoja 1'.E13</svg:desc>
                </draw:g>
              </table:table-cell>
              <table:table-cell office:value-type="float" office:value="NaN">
                <text:p>NaN</text:p>
                <draw:g>
                  <svg:desc>'Hoja 1'.F3:'Hoja 1'.F13</svg:desc>
                </draw:g>
              </table:table-cell>
              <table:table-cell office:value-type="float" office:value="0.000540615">
                <text:p>0.000540615</text:p>
                <draw:g>
                  <svg:desc>'Hoja 1'.G3:'Hoja 1'.G13</svg:desc>
                </draw:g>
              </table:table-cell>
              <table:table-cell office:value-type="float" office:value="0.0004717">
                <text:p>0.0004717</text:p>
                <draw:g>
                  <svg:desc>'Hoja 1'.H3:'Hoja 1'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0.00029631">
                <text:p>0.00029631</text:p>
              </table:table-cell>
              <table:table-cell office:value-type="float" office:value="0.000607583">
                <text:p>0.000607583</text:p>
              </table:table-cell>
              <table:table-cell office:value-type="float" office:value="0.000598354">
                <text:p>0.000598354</text:p>
              </table:table-cell>
              <table:table-cell office:value-type="float" office:value="NaN">
                <text:p>NaN</text:p>
              </table:table-cell>
              <table:table-cell office:value-type="float" office:value="0.000492611">
                <text:p>0.000492611</text:p>
              </table:table-cell>
              <table:table-cell office:value-type="float" office:value="0.000941632">
                <text:p>0.000941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0.000299024">
                <text:p>0.000299024</text:p>
              </table:table-cell>
              <table:table-cell office:value-type="float" office:value="0.001445371">
                <text:p>0.001445371</text:p>
              </table:table-cell>
              <table:table-cell office:value-type="float" office:value="0.001390112">
                <text:p>0.001390112</text:p>
              </table:table-cell>
              <table:table-cell office:value-type="float" office:value="NaN">
                <text:p>NaN</text:p>
              </table:table-cell>
              <table:table-cell office:value-type="float" office:value="0.001447402">
                <text:p>0.001447402</text:p>
              </table:table-cell>
              <table:table-cell office:value-type="float" office:value="0.001854927">
                <text:p>0.001854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NaN">
                <text:p>NaN</text:p>
              </table:table-cell>
              <table:table-cell office:value-type="float" office:value="0.002500327">
                <text:p>0.002500327</text:p>
              </table:table-cell>
              <table:table-cell office:value-type="float" office:value="0.002573779">
                <text:p>0.002573779</text:p>
              </table:table-cell>
              <table:table-cell office:value-type="float" office:value="NaN">
                <text:p>NaN</text:p>
              </table:table-cell>
              <table:table-cell office:value-type="float" office:value="0.002631435">
                <text:p>0.002631435</text:p>
              </table:table-cell>
              <table:table-cell office:value-type="float" office:value="0.003034562">
                <text:p>0.003034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4914389">
                <text:p>0.004914389</text:p>
              </table:table-cell>
              <table:table-cell office:value-type="float" office:value="0.005003233">
                <text:p>0.005003233</text:p>
              </table:table-cell>
              <table:table-cell office:value-type="float" office:value="NaN">
                <text:p>NaN</text:p>
              </table:table-cell>
              <table:table-cell office:value-type="float" office:value="0.005304824">
                <text:p>0.005304824</text:p>
              </table:table-cell>
              <table:table-cell office:value-type="float" office:value="0.005896948">
                <text:p>0.005896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9774297">
                <text:p>0.009774297</text:p>
              </table:table-cell>
              <table:table-cell office:value-type="float" office:value="0.009885306">
                <text:p>0.009885306</text:p>
              </table:table-cell>
              <table:table-cell office:value-type="float" office:value="NaN">
                <text:p>NaN</text:p>
              </table:table-cell>
              <table:table-cell office:value-type="float" office:value="0.01035558">
                <text:p>0.01035558</text:p>
              </table:table-cell>
              <table:table-cell office:value-type="float" office:value="0.009532267">
                <text:p>0.009532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8105702">
                <text:p>0.018105702</text:p>
              </table:table-cell>
              <table:table-cell office:value-type="float" office:value="0.018062792">
                <text:p>0.018062792</text:p>
              </table:table-cell>
              <table:table-cell office:value-type="float" office:value="NaN">
                <text:p>NaN</text:p>
              </table:table-cell>
              <table:table-cell office:value-type="float" office:value="0.018796092">
                <text:p>0.018796092</text:p>
              </table:table-cell>
              <table:table-cell office:value-type="float" office:value="0.019710399">
                <text:p>0.019710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35796098">
                <text:p>0.035796098</text:p>
              </table:table-cell>
              <table:table-cell office:value-type="float" office:value="0.036204367">
                <text:p>0.036204367</text:p>
              </table:table-cell>
              <table:table-cell office:value-type="float" office:value="NaN">
                <text:p>NaN</text:p>
              </table:table-cell>
              <table:table-cell office:value-type="float" office:value="0.034454142">
                <text:p>0.034454142</text:p>
              </table:table-cell>
              <table:table-cell office:value-type="float" office:value="0.0340787">
                <text:p>0.0340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70789086">
                <text:p>0.070789086</text:p>
              </table:table-cell>
              <table:table-cell office:value-type="float" office:value="0.072073233">
                <text:p>0.072073233</text:p>
              </table:table-cell>
              <table:table-cell office:value-type="float" office:value="NaN">
                <text:p>NaN</text:p>
              </table:table-cell>
              <table:table-cell office:value-type="float" office:value="0.066611785">
                <text:p>0.066611785</text:p>
              </table:table-cell>
              <table:table-cell office:value-type="float" office:value="0.064639246">
                <text:p>0.064639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142276727">
                <text:p>0.142276727</text:p>
              </table:table-cell>
              <table:table-cell office:value-type="float" office:value="0.142485696">
                <text:p>0.142485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43043489">
                <text:p>0.143043489</text:p>
              </table:table-cell>
              <table:table-cell office:value-type="float" office:value="0.280331771">
                <text:p>0.28033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